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61in"/>
    </style:style>
    <style:style style:name="co2" style:family="table-column">
      <style:table-column-properties fo:break-before="auto" style:column-width="2.1945in"/>
    </style:style>
    <style:style style:name="co3" style:family="table-column">
      <style:table-column-properties fo:break-before="auto" style:column-width="5in"/>
    </style:style>
    <style:style style:name="co4" style:family="table-column">
      <style:table-column-properties fo:break-before="auto" style:column-width="4.9138in"/>
    </style:style>
    <style:style style:name="co5" style:family="table-column">
      <style:table-column-properties fo:break-before="auto" style:column-width="0.3409in"/>
    </style:style>
    <style:style style:name="co6" style:family="table-column">
      <style:table-column-properties fo:break-before="auto" style:column-width="0.4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en Interface III BOM 202504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,C4,C8,C17,C18,C22,C23,C31,C32,C33,C53,C54,C60,C61,C78,C80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2,C3,C5,C9,C44,C45,C47,C49,C83,C84,C85,C86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6,C7,C10,C11,C12,C13,C14,C15,C16,C24,C25,C26,C34,C35,C37,C38,C39,C42,C46,C48,C50,C52,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19,C20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21,C7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4x5.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27,C28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29,C3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8x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40,C41,C59,C62,C65,C66,C69,C73,C77,C79,C8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mixed values --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8x10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51,C55,C56,C57,C58,C67,C71,C72,C75,C81,C8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5x5.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6.3x5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68,C7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,D2,D3,D9,D10,D11,D12,D13,D14,D15,D16,D17,D18,D22,D25,D30,D31,D32,D33,D34,D35,D3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https://assets.nexperia.com/documents/data-sheet/1N4148_1N4448.pdf</text:p>
          </table:table-cell>
          <table:table-cell office:value-type="string" calcext:value-type="string">
            <text:p>Diode_SMD:D_SOD-5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4,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2-pin JST 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6,D7,D8</text:p>
          </table:table-cell>
          <table:table-cell office:value-type="string" calcext:value-type="string">
            <text:p>SK38</text:p>
          </table:table-cell>
          <table:table-cell office:value-type="string" calcext:value-type="string">
            <text:p>https://diotec.com/request/datasheet/sk32.pdf</text:p>
          </table:table-cell>
          <table:table-cell office:value-type="string" calcext:value-type="string">
            <text:p>Diode_SMD:D_SM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19,D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2-pin JST 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21,D23,D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2-pin JST L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26,D27,D28,D29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ackage_TO_SOT_SMD:SOT-23_Handsolder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2x3_ISP_hea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USB_B_OST_USB-B1HSxx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addle 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3,5mm Jack Panel Socket 3-pole Switch l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USB Internal Con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DB25_Receptacle_MountingHole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Dsub:DSUB-25_Female_Horizontal_P2.77x2.84mm_EdgePinOffset4.94mm_Housed_MountingHolesOffset4.9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Micro_SD_Card_Det2</text:p>
          </table:table-cell>
          <table:table-cell office:value-type="string" calcext:value-type="string">
            <text:p>https://www.hirose.com/en/product/document?clcode=&amp;productname=&amp;series=DM3&amp;documenttype=Catalog&amp;lang=en&amp;documentid=D49662_en</text:p>
          </table:table-cell>
          <table:table-cell office:value-type="string" calcext:value-type="string">
            <text:p>Connector_Card:microSD_HC_Hirose_DM3AT-SF-PEJM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BarrelJack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Mic 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3,5mm Jack Panel Socket 3-pole Switch l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https://en.wikipedia.org/wiki/HDMI</text:p>
          </table:table-cell>
          <table:table-cell office:value-type="string" calcext:value-type="string">
            <text:p>MyFootprints:HDMI_A_Kycon_KDMIX-SL1-NS-WS-B15_VerticalRightAng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elf Reset O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Auro Reset O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AGND-GN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DC to M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1,K2,K3</text:p>
          </table:table-cell>
          <table:table-cell office:value-type="string" calcext:value-type="string">
            <text:p>G5V-1</text:p>
          </table:table-cell>
          <table:table-cell office:value-type="string" calcext:value-type="string">
            <text:p>http://omronfs.omron.com/en_US/ecb/products/pdf/en-g5v_1.pdf</text:p>
          </table:table-cell>
          <table:table-cell office:value-type="string" calcext:value-type="string">
            <text:p>Relay_THT:Relay_SPDT_Omron_G5V-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1,L4,L6,L7,L8,L11,L12,L13,L14,L15,L16,L17,L19,L20,L21,L23,L28,L29,L30,L3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_SMD:L_1206_3216Metric_Pad1.22x1.90mm_HandSol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2,L3,L5,L9,L10,L18,L22,L26,L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_SMD:L_1206_3216Metric_Pad1.22x1.90mm_HandSold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24,L25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_SMD:L_1206_3216Metric_Pad1.22x1.90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56BDW1</text:p>
          </table:table-cell>
          <table:table-cell office:value-type="string" calcext:value-type="string">
            <text:p>http://www.onsemi.com/pub_link/Collateral/BC856BDW1T1-D.PDF</text:p>
          </table:table-cell>
          <table:table-cell office:value-type="string" calcext:value-type="string">
            <text:p>Package_TO_SOT_SMD:SOT-363_SC-70-6_Handsol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http://assets.nexperia.com/documents/data-sheet/BSS84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3,Q4,Q5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https://www.onsemi.com/pub/Collateral/BC818-D.pdf</text:p>
          </table:table-cell>
          <table:table-cell office:value-type="string" calcext:value-type="string">
            <text:p>Package_TO_SOT_SMD:SOT-23-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C856B</text:p>
          </table:table-cell>
          <table:table-cell office:value-type="string" calcext:value-type="string">
            <text:p>https://www.onsemi.com/pub/Collateral/BC860-D.pdf</text:p>
          </table:table-cell>
          <table:table-cell office:value-type="string" calcext:value-type="string">
            <text:p>Package_TO_SOT_SMD:SOT-23-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,R3,R4,R5,R65,R6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2,R18,R8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6,R11,R26,R28,R34,R35,R38,R39,R43,R45,R83,RV1,RV2,RV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mixed values -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7,R40,R50,R57,R58,R72,R7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8,R9,R10,R16,R17,R20,R22,R23,R24,R25,R41,R42,R44,R48,R49,R51,R56,R73,R84,R8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12,R13,R14,R15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19,R21,R46,R47,R59,R60,R67,R71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27,R33,R63,R68,R76,R77,R78,R8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29,R30,R36,R37,R53,R54,R55,R61,R62,R70,R79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32,R64,R8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52,R69,R7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18VD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aristor:RV_Disc_D12mm_W3.9mm_P7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10k lo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3-pin JST Potentiom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otaryEnco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3-pin JST Rotary Enco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1,T2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yFootprints:Audio Transformer Bourns SM-LP-50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MyFootprints:2-pin JST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ga2560-16A</text:p>
          </table:table-cell>
          <table:table-cell office:value-type="string" calcext:value-type="string">
            <text:p>http://ww1.microchip.com/downloads/en/DeviceDoc/Atmel-2549-8-bit-AVR-Microcontroller-ATmega640-1280-1281-2560-2561_datasheet.pdf</text:p>
          </table:table-cell>
          <table:table-cell office:value-type="string" calcext:value-type="string">
            <text:p>Package_QFP:TQFP-100_14x14mm_P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UP4202</text:p>
          </table:table-cell>
          <table:table-cell office:value-type="string" calcext:value-type="string">
            <text:p>http://www.onsemi.com/pub_link/Collateral/NUP4202W1-D.PDF</text:p>
          </table:table-cell>
          <table:table-cell office:value-type="string" calcext:value-type="string">
            <text:p>Package_TO_SOT_SMD:SOT-363_SC-70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DUM4160</text:p>
          </table:table-cell>
          <table:table-cell office:value-type="string" calcext:value-type="string">
            <text:p>https://www.analog.com/media/en/technical-documentation/data-sheets/ADuM4160.pdf</text:p>
          </table:table-cell>
          <table:table-cell office:value-type="string" calcext:value-type="string">
            <text:p>Package_SO:SOIC-16W_7.5x10.3mm_P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USB2046B</text:p>
          </table:table-cell>
          <table:table-cell office:value-type="string" calcext:value-type="string">
            <text:p>http://www.ti.com/lit/ds/symlink/tusb2036.pdf</text:p>
          </table:table-cell>
          <table:table-cell office:value-type="string" calcext:value-type="string">
            <text:p>Package_QFP:LQFP-32_7x7mm_P0.8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6,U18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https://www.ftdichip.com/Support/Documents/DataSheets/ICs/DS_FT232R.pdf</text:p>
          </table:table-cell>
          <table:table-cell office:value-type="string" calcext:value-type="string">
            <text:p>Package_SO:SSOP-28_5.3x10.2mm_P0.65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CD_HD44780</text:p>
          </table:table-cell>
          <table:table-cell/>
          <table:table-cell office:value-type="string" calcext:value-type="string">
            <text:p>MyFootprints:2 x 6-pin JST LCD HD44780 Stack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USR-ES1 W5500</text:p>
          </table:table-cell>
          <table:table-cell office:value-type="string" calcext:value-type="string">
            <text:p>https://www.pusr.com/download/ES1/USR-ES1-EN-V1.0.pdf</text:p>
          </table:table-cell>
          <table:table-cell office:value-type="string" calcext:value-type="string">
            <text:p>MyFootprints:USR-ES1 W5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MyFootprints:2-pin JST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MyFootprints:2-pin JST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MyFootprints:2-pin JST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MyFootprints:2-pin JST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3,U14</text:p>
          </table:table-cell>
          <table:table-cell office:value-type="string" calcext:value-type="string">
            <text:p>LSF0102</text:p>
          </table:table-cell>
          <table:table-cell office:value-type="string" calcext:value-type="string">
            <text:p>https://www.ti.com/lit/ds/symlink/lsf0102.pdf?ts=1744380914413&amp;ref_url=https%253A%252F%252Fwww.ti.com%252Fproduct%252FLSF0102%253Futm_source%253Dgoogle%2526utm_medium%253Dcpc%2526utm_campaign%253Dasc-int-null-44700045788370281_prodfolderdynamic-cpc-pf-google-eu_en_int%2526utm_content%253Dprodfolddynamic%2526ds_k%253DDYNAMIC+SEARCH+ADS%2526DCM%253Dyes%2526gad_source%253D1%2526gclid%253DCjwKCAjw--K_BhB5EiwAuwYoyp2tq4pzPrGw2maMQBn82WAxbIoiy-esTjdS71tpEycDsC-4pGJqlxoCSMoQAvD_BwE%2526gclsrc%253Daw.ds</text:p>
          </table:table-cell>
          <table:table-cell office:value-type="string" calcext:value-type="string">
            <text:p>Package_TO_SOT_SMD:SOT-23W_Handsolde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LM2576HVS-5</text:p>
          </table:table-cell>
          <table:table-cell office:value-type="string" calcext:value-type="string">
            <text:p>http://www.ti.com/lit/ds/symlink/lm2576.pdf</text:p>
          </table:table-cell>
          <table:table-cell office:value-type="string" calcext:value-type="string">
            <text:p>Package_TO_SOT_SMD:TO-263-5_TabPin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L78L33_SOT89</text:p>
          </table:table-cell>
          <table:table-cell office:value-type="string" calcext:value-type="string">
            <text:p>http://www.st.com/content/ccc/resource/technical/document/datasheet/15/55/e5/aa/23/5b/43/fd/CD00000446.pdf/files/CD00000446.pdf/jcr:content/translations/en.CD00000446.pdf</text:p>
          </table:table-cell>
          <table:table-cell office:value-type="string" calcext:value-type="string">
            <text:p>Package_TO_SOT_SMD:SOT-89-3_Handsol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http://www.ti.com/lit/ds/symlink/uln2803a.pdf</text:p>
          </table:table-cell>
          <table:table-cell office:value-type="string" calcext:value-type="string">
            <text:p>MyFootprints:DIP-18_W7.62mm w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MAX232</text:p>
          </table:table-cell>
          <table:table-cell office:value-type="string" calcext:value-type="string">
            <text:p>http://www.ti.com/lit/ds/symlink/max232.pdf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Vol -</text:p>
          </table:table-cell>
          <table:table-cell/>
          <table:table-cell office:value-type="string" calcext:value-type="string">
            <text:p>MyFootprints:2-pin JST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Vol +</text:p>
          </table:table-cell>
          <table:table-cell/>
          <table:table-cell office:value-type="string" calcext:value-type="string">
            <text:p>MyFootprints:2-pin JST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MyFootprints:2-pin JST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PCM2904</text:p>
          </table:table-cell>
          <table:table-cell office:value-type="string" calcext:value-type="string">
            <text:p>https://www.ti.com/lit/ds/symlink/pcm2904.pdf?ts=1744458087246&amp;ref_url=https%253A%252F%252Fwww.ti.com%252Fproduct%252FPCM2904</text:p>
          </table:table-cell>
          <table:table-cell office:value-type="string" calcext:value-type="string">
            <text:p>Package_SO:SSOP-28_5.3x10.2mm_P0.6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4,U25</text:p>
          </table:table-cell>
          <table:table-cell office:value-type="string" calcext:value-type="string">
            <text:p>2 x RCA Jack</text:p>
          </table:table-cell>
          <table:table-cell/>
          <table:table-cell office:value-type="string" calcext:value-type="string">
            <text:p>MyFootprints:pro-signal PSG01550 Dual 2× RCA Phono SocketRight Angle PC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ystal:Crystal_SMD_HC49-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6MH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ystal:Crystal_SMD_HC49-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ystal:Crystal_SMD_HC49-SD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3T22:41:14.831705589</dc:date>
    <meta:editing-duration>PT2M34S</meta:editing-duration>
    <meta:editing-cycles>1</meta:editing-cycles>
    <meta:document-statistic meta:table-count="1" meta:cell-count="416" meta:object-count="0"/>
    <meta:generator>LibreOffice/24.2.7.2$Linux_X86_64 LibreOffice_project/420$Build-2</meta:generator>
  </office:meta>
</office:document-meta>
</file>